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f2c" officeooo:paragraph-rsid="00074f2c"/>
    </style:style>
    <style:style style:name="P2" style:family="paragraph" style:parent-style-name="Standard">
      <style:text-properties officeooo:paragraph-rsid="0007ff53"/>
    </style:style>
    <style:style style:name="P3" style:family="paragraph" style:parent-style-name="Standard">
      <style:text-properties style:use-window-font-color="true" officeooo:rsid="00074f2c" officeooo:paragraph-rsid="00074f2c"/>
    </style:style>
    <style:style style:name="P4" style:family="paragraph" style:parent-style-name="Standard">
      <style:text-properties style:use-window-font-color="true" officeooo:rsid="0007ff53" officeooo:paragraph-rsid="0007ff53"/>
    </style:style>
    <style:style style:name="P5" style:family="paragraph" style:parent-style-name="Standard">
      <style:text-properties style:use-window-font-color="true" officeooo:rsid="0008b99f" officeooo:paragraph-rsid="0008b99f"/>
    </style:style>
    <style:style style:name="T1" style:family="text">
      <style:text-properties style:text-position="super 58%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text-position="super 58%"/>
    </style:style>
    <style:style style:name="T4" style:family="text">
      <style:text-properties style:use-window-font-color="true" officeooo:rsid="00074f2c"/>
    </style:style>
    <style:style style:name="T5" style:family="text">
      <style:text-properties style:use-window-font-color="true" officeooo:rsid="0007ff53"/>
    </style:style>
    <style:style style:name="T6" style:family="text">
      <style:text-properties style:use-window-font-color="true" officeooo:rsid="0008b99f"/>
    </style:style>
    <style:style style:name="T7" style:family="text">
      <style:text-properties officeooo:rsid="0008b99f"/>
    </style:style>
    <style:style style:name="T8" style:family="text">
      <style:text-properties officeooo:rsid="0008e4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Kevin,</text:p>
      <text:p text:style-name="P1"/>
      <text:p text:style-name="P1">I am writing to inform you of my decision to give notice to quit my employment at Thermo Fisher Scientific. The date today is Friday 24<text:span text:style-name="T1">th</text:span> May 2019 and with my twelve weeks notice period that takes us to <text:span text:style-name="T7">a last day of </text:span>Friday <text:span text:style-name="T2">23</text:span><text:span text:style-name="T3">rd</text:span><text:span text:style-name="T2"> August 2019. </text:span></text:p>
      <text:p text:style-name="P3"/>
      <text:p text:style-name="P2"><text:span text:style-name="T4">As I think you are aware I have thoroughly enjoyed my 20 years service with this company and have been happy in your team for the bulk of that period. My reason for leaving is a </text:span><text:span text:style-name="T2">desire </text:span><text:span text:style-name="T4">to take on the new and exciting challenge </text:span><text:span text:style-name="T6">of </text:span><text:span text:style-name="T4">entering the teaching profession </text:span><text:span text:style-name="T6">in a naive </text:span><text:span text:style-name="T5">attempt to pass on some of </text:span><text:span text:style-name="T6">my </text:span><text:span text:style-name="T5">experience </text:span><text:span text:style-name="T6">to </text:span><text:span text:style-name="T5">inspire the next generation, </text:span><text:span text:style-name="T6">for better or worse.</text:span></text:p>
      <text:p text:style-name="P4"/>
      <text:p text:style-name="P5">I will assist in anyway I can to make my departure as seamless as possible for the company and sincerely wish you <text:span text:style-name="T8">and the team a </text:span>bright future.</text:p>
      <text:p text:style-name="P5"/>
      <text:p text:style-name="P5"><text:s text:c="2"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0:22:53.568000000</meta:creation-date>
    <dc:date>2019-05-23T12:37:11.749000000</dc:date>
    <meta:editing-duration>PT1H11M30S</meta:editing-duration>
    <meta:editing-cycles>3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5" meta:word-count="147" meta:character-count="763" meta:non-whitespace-character-count="617"/>
  </office:meta>
</office:document-meta>
</file>